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text-properties fo:background-color="#ffff00"/>
    </style:style>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text-properties fo:background-color="#ffff00"/>
    </style:style>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0">
      <style:text-properties fo:background-color="transparent"/>
    </style:style>
    <style:style style:name="T1" style:family="text">
      <style:text-properties officeooo:rsid="002cfb02"/>
    </style:style>
    <style:style style:name="T2" style:family="text">
      <style:text-properties officeooo:rsid="002b3e3a"/>
    </style:style>
    <style:style style:name="T3" style:family="text">
      <style:text-properties fo:font-style="italic" style:font-style-asian="italic" style:font-style-complex="italic"/>
    </style:style>
    <style:style style:name="T4"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MIS</text:h>
      <text:h text:style-name="Heading_20_2" text:outline-level="2">Introduction</text:h>
      <text:p text:style-name="Text_20_body">On veut utiliser le système de gestion de contenu (<text:span text:style-name="T3">CMS</text:span> – <text:span text:style-name="T3">content management system</text:span>) Alfresco<text:note text:id="ftn0" text:note-class="footnote"><text:note-citation>1</text:note-citation><text:note-body><text:p text:style-name="Footnote"><text:a xlink:type="simple" xlink:href="http://fr.wikipedia.org/wiki/Alfresco">http://fr.wikipedia.org/wiki/Alfresco</text:a></text:p></text:note-body></text:note> pour stocker des documents.</text:p>
      <text:p text:style-name="Text_20_body">Les avantages sont:</text:p>
      <text:list xml:id="list1115929823" text:style-name="L3">
        <text:list-item>
          <text:p text:style-name="P3">stockage hors de la base de données WebRSA</text:p>
          <text:list>
            <text:list-item>
              <text:p text:style-name="P3">diminution de la taille de la base de données WebRSA</text:p>
            </text:list-item>
            <text:list-item>
              <text:p text:style-name="P3">diminution du traitement effectué par les serveurs PostgreSQL et Apache</text:p>
            </text:list-item>
          </text:list>
        </text:list-item>
        <text:list-item>
          <text:p text:style-name="P3">le protocole ouvert CMIS<text:note text:id="ftn1" text:note-class="footnote"><text:note-citation>2</text:note-citation><text:note-body><text:p text:style-name="Footnote"><text:a xlink:type="simple" xlink:href="http://en.wikipedia.org/wiki/Content_Management_Interoperability_Services">http://en.wikipedia.org/wiki/Content_Management_Interoperability_Services</text:a></text:p></text:note-body></text:note> permet de dialoguer avec n'importe quel système de gestion de contenu de la même manière.</text:p>
        </text:list-item>
      </text:list>
      <text:h text:style-name="Heading_20_2" text:outline-level="2">Librairie</text:h>
      <text:p text:style-name="Text_20_body">On va utiliser la librairie PHPClient<text:note text:id="ftn2" text:note-class="footnote"><text:note-citation>3</text:note-citation><text:note-body><text:p text:style-name="Footnote"><text:a xlink:type="simple" xlink:href="http://incubator.apache.org/chemistry/phpclient.html">http://incubator.apache.org/chemistry/phpclient.html</text:a></text:p></text:note-body></text:note> d'Apache Chemistry qui est sous licence libre (<text:span text:style-name="T3">Apache licence, version 2.0</text:span>).</text:p>
      <text:h text:style-name="Heading_20_2" text:outline-level="2">Fonctionnement de l'entrepot</text:h>
      <text:p text:style-name="Text_20_body">On se connecte à l'entrepôt, via une URL du type <text:a xlink:type="simple" xlink:href="http://xxx/alfresco/service/api/cmis">http://xxx/alfresco/service/api/cmis</text:a>, avec un nom d'utilisateur et un mot de passe.</text:p>
      <text:p text:style-name="Text_20_body">Un entrepôt est constitué d'espaces de travail (<text:span text:style-name="T3">workspaces</text:span>) qui peuvent être imbriqués les uns dans les autres (autrement dit, ce sont des répertoires).</text:p>
      <text:p text:style-name="Text_20_body">Des éléments de contenu (ou fichiers) peuvent également être disponibles dans chacun des espaces de travail.</text:p>
      <text:p text:style-name="Text_20_body">Chacun des objets manipulés (espaces de travail, éléments de contenu, ...) possède des méta-données.</text:p>
      <text:p text:style-name="Text_20_body">Chaque objet est désigné par un identifiant et un espace de travail (un identifiant est unique au sein d'un seul espace de travail).</text:p>
      <text:h text:style-name="Heading_20_2" text:outline-level="2">Besoins pour WebRSA</text:h>
      <text:h text:style-name="Heading_20_3" text:outline-level="3">Externalisation des documents PDF</text:h>
      <text:p text:style-name="Text_20_body">Il existe actuellement une table pdfs qui contient stocke les documents PDF (courriers aux allocataires) générés par WebRSA . On veut simplement stocker le document en lui-même dans Alfresco. On devra dès lors stocker l'identifiant de l'espace de travail et l'identifiant du document <text:soft-page-break/>dans la table pdfs.</text:p>
      <text:h text:style-name="Heading_20_3" text:outline-level="3">Stockage de documents</text:h>
      <text:list xml:id="list2091362779" text:style-name="L5">
        <text:list-item>
          <text:p text:style-name="P5">On veut stocker des documents concernant les traitements de PDO</text:p>
        </text:list-item>
        <text:list-item>
          <text:p text:style-name="P5">Une PDO appartient à une et une seule personne</text:p>
        </text:list-item>
        <text:list-item>
          <text:p text:style-name="P5">Une PDO possède un ensemble de traitements</text:p>
        </text:list-item>
        <text:list-item>
          <text:p text:style-name="P5">Chaque traitement peut contenir un ensemble de documents (un courrier et/ou une fiche d'analyse et/ou une pièce jointe)</text:p>
        </text:list-item>
        <text:list-item>
          <text:p text:style-name="P5">Une personne peut bouger de dossier</text:p>
        </text:list-item>
        <text:list-item>
          <text:p text:style-name="P5">Certaines informations peuvent être liées au dossier</text:p>
        </text:list-item>
      </text:list>
      <text:h text:style-name="Heading_20_3" text:outline-level="3">Architecture des données de WebRSA</text:h>
      <text:p text:style-name="Text_20_body">On a besoin de stocker des documents concernant les personnes et des documents concernant les dossiers. A l'avenir, on pourrait avoir à stocker des documents concernant d'autres entités.</text:p>
      <text:p text:style-name="Text_20_body">Un enregistrement de personnes appartient à un et un seul dossier ouvert à un moment donné (mais potentiellement à plusieurs dossiers clos).</text:p>
      <text:p text:style-name="Text_20_body">Une personne physique peut avoir plusieurs enregistrements dans la base de données (doublons, appartenant à un dossier dont le droit est clos, en tant qu'enfant dans le dossier de ses parents et en tant que demandeur dans son propre dossier).</text:p>
      <text:p text:style-name="Text_20_body">Il y a actuellement des problèmes de doublons de personnes dans la base de données.</text:p>
      <text:p text:style-name="Text_20_body">Les informations concernant une personne peuvent être mises à jour à tout moment.</text:p>
      <text:p text:style-name="Text_20_body">Les informations concernant un foyer peuvent être mises à jour à tout moment (sauf son numéro de demande).</text:p>
      <text:p text:style-name="P2">L'identifiant technique de la personne peut éventuellement changer au cours du temps (ce cas étant essentiellement théorique, il sera négligé, car ce cas n'est possible que lors d'une requête de type UPDATE users SET id = 4 WHERE id = 6;).</text:p>
      <text:p text:style-name="Text_20_body">On ne peut pas se baser su le NIR d'une personne comme identifiant unique (donnée pas toujours présente, possibilité de doublons).</text:p>
      <text:h text:style-name="Heading_20_3" text:outline-level="3">Architecture des données dans Alfrescso</text:h>
      <text:list xml:id="list1741789101" text:style-name="L6">
        <text:list-item>
          <text:p text:style-name="P6">Espace racine: /Sites/Webrsa</text:p>
        </text:list-item>
      </text:list>
      <text:h text:style-name="Heading_20_4" text:outline-level="4">Dossiers</text:h>
      <text:p text:style-name="Standard">Sachant que le numéro de demande RSA (11 caractères) ne change pas au cours du temps:</text:p>
      <text:list xml:id="list2084386602" text:continue-numbering="true" text:style-name="L6">
        <text:list-item>
          <text:p text:style-name="P6">Espace dossiers: /Sites/Webrsa/Dossiers/</text:p>
        </text:list-item>
        <text:list-item>
          <text:p text:style-name="P6">Un dossier en particulier: /Sites/Webrsa/Dossiers/01000570034</text:p>
        </text:list-item>
      </text:list>
      <text:p text:style-name="P7">→ Si un dossier est supprimé de la base de données WebRSA, il devra être supprimé d'Alfresco (prévoir un script)</text:p>
      <text:h text:style-name="Heading_20_4" text:outline-level="4">Personnes</text:h>
      <text:list xml:id="list964776502" text:continue-numbering="true" text:style-name="L6">
        <text:list-item>
          <text:p text:style-name="P6">Espace personnes: /Sites/Webrsa/Personnes/</text:p>
        </text:list-item>
        <text:list-item>
          <text:p text:style-name="P6"><text:soft-page-break/>Un dossier en particulier: /Sites/Webrsa/Personnes/34654</text:p>
        </text:list-item>
      </text:list>
      <text:p text:style-name="P7">→ Si une personne est supprimée de la base de données WebRSA, elle devra être supprimé d'Alfresco (prévoir un script)</text:p>
      <text:p text:style-name="P7"/>
      <text:p text:style-name="Text_20_body">Il sera donc possible, à partir d'un enregistrement de la base de données WebRSA, de connaître l'emplacement au sein d'Alfresco, mais le contraire ne sera pas possible.</text:p>
      <text:h text:style-name="Heading_20_2" text:outline-level="2">Fonctionnement de la librairie</text:h>
      <text:list xml:id="list1977375261" text:style-name="L4">
        <text:list-item>
          <text:p text:style-name="P4">CMIS ne permet pas les transactions (chaque opération est néanmoins atomique).</text:p>
        </text:list-item>
        <text:list-item>
          <text:p text:style-name="P4">REST ?</text:p>
        </text:list-item>
      </text:list>
      <text:p text:style-name="Standard"/>
      <text:p text:style-name="Standard">On peut accéder à un document de 2 manières:</text:p>
      <text:list xml:id="list1796836155" text:style-name="L10">
        <text:list-item>
          <text:p text:style-name="P10">par chemin: /Sites/Webrsa/performance-1222062826755543-9.pdf <text:span text:style-name="T4">(versions ?)</text:span></text:p>
        </text:list-item>
        <text:list-item>
          <text:p text:style-name="P11">par id: workspace://SpacesStore/7781dc5f-7c53-4ffe-b9de-2a21d39e9a85 <text:span text:style-name="T4">(workspace ?)</text:span></text:p>
        </text:list-item>
      </text:list>
      <text:h text:style-name="Heading_20_2" text:outline-level="2">Intégration dans WebRSA</text:h>
      <text:h text:style-name="Heading_20_3" text:outline-level="3">Architecture des tables</text:h>
      <text:p text:style-name="Text_20_body">Table pdfs</text:p>
      <text:list xml:id="list1547367039" text:style-name="L8">
        <text:list-item>
          <text:p text:style-name="P8">id</text:p>
        </text:list-item>
        <text:list-item>
          <text:p text:style-name="P8">modele</text:p>
        </text:list-item>
        <text:list-item>
          <text:p text:style-name="P8">modeledoc</text:p>
        </text:list-item>
        <text:list-item>
          <text:p text:style-name="P8">fk_value</text:p>
        </text:list-item>
        <text:list-item>
          <text:p text:style-name="P8">document → suppression; ajout des champs</text:p>
          <text:list>
            <text:list-item>
              <text:p text:style-name="P8">cmisworkspace (chemin relatif)</text:p>
            </text:list-item>
            <text:list-item>
              <text:p text:style-name="P8">cmisid (id au sein du wrokspace)</text:p>
            </text:list-item>
          </text:list>
        </text:list-item>
        <text:list-item>
          <text:p text:style-name="P8">created</text:p>
        </text:list-item>
        <text:list-item>
          <text:p text:style-name="P8">modifi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fo:padding="0.0193in" fo:border="0.0008in solid #000000" style:shadow="none"/>
      <style:text-properties fo:font-size="3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008in solid #000000" style:shadow="none"/>
      <style:text-properties fo:font-size="25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20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
      <style:text-properties fo:font-size="15pt" fo:font-style="normal"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de" style:family="paragraph" style:parent-style-name="Text_20_body" style:next-style-name="Text_20_body" style:master-page-name="">
      <style:paragraph-properties fo:margin-top="0in" fo:margin-bottom="0in" style:page-number="auto" fo:background-color="#e6e6ff" fo:padding="0.0193in" fo:border="0.0008in solid #000000" style:shadow="none">
        <style:background-image/>
      </style:paragraph-properties>
      <style:text-properties style:font-name="Courier New" fo:font-size="10pt" style:font-size-asian="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5" style:display-name="Heading 5" style:family="paragraph" style:parent-style-name="Heading_20_4" style:next-style-name="Text_20_body" style:default-outline-level="5" style:class="text">
      <style:text-properties fo:font-size="75%" fo:font-weight="normal" style:font-size-asian="85%" style:font-weight-asian="normal"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cfb02"/>
    </style:style>
    <style:style style:name="MT2" style:family="text">
      <style:text-properties officeooo:rsid="002b3e3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Documentation développeurs WebRSA</text:span><text:tab/><text:page-number text:select-page="current">2</text:page-number>/<text:page-count>3</text:page-count><text:tab/><text:span text:style-name="MT2">08/12/20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hristian Buffin</meta:initial-creator>
    <meta:creation-date>2010-12-08T14:10:40</meta:creation-date>
    <meta:generator>OpenOffice.org/3.1$Linux OpenOffice.org_project/310m11$Build-9399</meta:generator>
    <dc:date>2011-02-22T11:51:21</dc:date>
    <dc:creator>Christian Buffin</dc:creator>
    <meta:editing-duration>PT12H19M38S</meta:editing-duration>
    <meta:editing-cycles>132</meta:editing-cycles>
    <meta:document-statistic meta:table-count="0" meta:image-count="0" meta:object-count="0" meta:page-count="3" meta:paragraph-count="69" meta:word-count="718" meta:character-count="4700"/>
  </office:meta>
</office:document-meta>
</file>